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Verdana" svg:font-family="Verdana, Geneva, 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.052in" loext:contextual-spacing="false"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margin-top="0.1563in" fo:margin-bottom="0.1043in" loext:contextual-spacing="false" style:line-height-at-least="0.1665in" fo:orphans="2" fo:widows="2" fo:text-indent="0in" style:auto-text-indent="false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.1563in" fo:margin-bottom="0.1043in" loext:contextual-spacing="false" style:line-height-at-least="0.1665in" fo:orphans="2" fo:widows="2" fo:text-indent="0in" style:auto-text-indent="false" fo:padding="0.052in" fo:border="0.06pt solid #d6d6d6"/>
      <style:text-properties fo:font-variant="normal" fo:text-transform="none" fo:color="#880000" style:font-name="Menlo" fo:font-size="9.75pt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margin-top="0.1563in" fo:margin-bottom="0.1043in" loext:contextual-spacing="false" style:line-height-at-least="0.1665in" fo:orphans="2" fo:widows="2" fo:text-indent="0in" style:auto-text-indent="false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7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8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9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/>
    </style:style>
    <style:style style:name="P10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880000" style:font-name="Menlo" fo:font-size="9.75pt" fo:letter-spacing="normal" fo:font-style="normal" fo:font-weight="normal"/>
    </style:style>
    <style:style style:name="P11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</style:style>
    <style:style style:name="P12" style:family="paragraph" style:parent-style-name="Preformatted_20_Text">
      <style:paragraph-properties fo:margin-top="0in" fo:margin-bottom="0in" loext:contextual-spacing="false" fo:orphans="2" fo:widows="2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13" style:family="paragraph" style:parent-style-name="Heading_20_1">
      <style:text-properties fo:font-variant="normal" fo:text-transform="none" fo:color="#121214" style:font-name="Verdana" fo:letter-spacing="-0.0102in" fo:font-style="normal" fo:font-weight="normal"/>
    </style:style>
    <style:style style:name="P14" style:family="paragraph" style:parent-style-name="Heading_20_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121214" style:font-name="Verdana" fo:letter-spacing="-0.0102in" fo:font-style="normal" fo:font-weight="normal"/>
    </style:style>
    <style:style style:name="P15" style:family="paragraph" style:parent-style-name="Heading_20_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Verdana" fo:letter-spacing="normal" fo:font-style="normal" fo:font-weight="normal"/>
    </style:style>
    <style:style style:name="T1" style:family="text">
      <style:text-properties fo:color="#000088"/>
    </style:style>
    <style:style style:name="T2" style:family="text">
      <style:text-properties fo:color="#666600"/>
    </style:style>
    <style:style style:name="T3" style:family="text">
      <style:text-properties fo:color="#006666"/>
    </style:style>
    <style:style style:name="T4" style:family="text">
      <style:text-properties fo:color="#008800"/>
    </style:style>
    <style:style style:name="T5" style:family="text">
      <style:text-properties fo:color="#880000"/>
    </style:style>
    <style:style style:name="T6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ypeScript - Tuples</text:h>
      <text:p text:style-name="P1">At times, there might be a need to store a collection of values of varied types. Arrays will not serve this purpose. TypeScript gives us a data type called tuple that helps to achieve such a purpose.</text:p>
      <text:p text:style-name="P1">It represents a heterogeneous collection of values. In other words, tuples enable storing multiple fields of different types. Tuples can also be passed as parameters to functions.</text:p>
      <text:h text:style-name="P15" text:outline-level="3">Syntax</text:h>
      <text:p text:style-name="P3">var tuple_name = [value1,value2,value3,…value n]</text:p>
      <text:h text:style-name="P15" text:outline-level="3">For Example</text:h>
      <text:p text:style-name="P4"><text:span text:style-name="T1">var</text:span> mytuple <text:span text:style-name="T2">=</text:span> <text:span text:style-name="T2">[</text:span><text:span text:style-name="T3">10</text:span><text:span text:style-name="T2">,</text:span><text:span text:style-name="T4">"Hello"</text:span><text:span text:style-name="T2">];</text:span></text:p>
      <text:p text:style-name="P1">You can also declare an empty tuple in Typescript and choose to initialize it later.</text:p>
      <text:p text:style-name="P4"><text:span text:style-name="T1">var</text:span> mytuple <text:span text:style-name="T2">=</text:span> <text:span text:style-name="T2">[];</text:span> </text:p>
      <text:p text:style-name="P7">mytuple<text:span text:style-name="T2">[</text:span><text:span text:style-name="T3">0</text:span><text:span text:style-name="T2">]</text:span> <text:span text:style-name="T2">=</text:span> <text:span text:style-name="T3">120</text:span> </text:p>
      <text:p text:style-name="P7">mytuple<text:span text:style-name="T2">[</text:span><text:span text:style-name="T3">1</text:span><text:span text:style-name="T2">]</text:span> <text:span text:style-name="T2">=</text:span> <text:span text:style-name="T3">234</text:span></text:p>
      <text:h text:style-name="P14" text:outline-level="2">Accessing values in Tuples</text:h>
      <text:p text:style-name="P1">Tuple values are individually called items. Tuples are index based. This means that items in a tuple can be accessed using their corresponding numeric index. Tuple item’s index starts from zero and extends up to n-1(where n is the tuple’s size).</text:p>
      <text:h text:style-name="P15" text:outline-level="3">Syntax</text:h>
      <text:p text:style-name="P3">tuple_name[index]</text:p>
      <text:h text:style-name="P15" text:outline-level="3">Example: Simple Tuple</text:h>
      <text:p text:style-name="P4"><text:span text:style-name="T1">var</text:span> mytuple <text:span text:style-name="T2">=</text:span> <text:span text:style-name="T2">[</text:span><text:span text:style-name="T3">10</text:span><text:span text:style-name="T2">,</text:span><text:span text:style-name="T4">"Hello"</text:span><text:span text:style-name="T2">];</text:span> <text:span text:style-name="T5">//create a <text:s/>tuple </text:span></text:p>
      <text:p text:style-name="P7">console<text:span text:style-name="T2">.</text:span>log<text:span text:style-name="T2">(</text:span>mytuple<text:span text:style-name="T2">[</text:span><text:span text:style-name="T3">0</text:span><text:span text:style-name="T2">])</text:span> </text:p>
      <text:p text:style-name="P7"><text:soft-page-break/>console<text:span text:style-name="T2">.</text:span>log<text:span text:style-name="T2">(</text:span>mytuple<text:span text:style-name="T2">[</text:span><text:span text:style-name="T3">1</text:span><text:span text:style-name="T2">])</text:span></text:p>
      <text:p text:style-name="P1">In the above example, a tuple, <text:span text:style-name="T6">mytuple</text:span>, is declared. The tuple contains values of numeric and string types respectively.</text:p>
      <text:p text:style-name="P1">On compiling, it will generate the same code in JavaScript.</text:p>
      <text:p text:style-name="P1">Its output is as follows −</text:p>
      <text:p text:style-name="P3">10 </text:p>
      <text:p text:style-name="P12">Hello</text:p>
      <text:h text:style-name="P15" text:outline-level="3">Example: Empty Tuple</text:h>
      <text:p text:style-name="P4"><text:span text:style-name="T1">var</text:span> tup <text:span text:style-name="T2">=</text:span> <text:span text:style-name="T2">[]</text:span> </text:p>
      <text:p text:style-name="P7">tup<text:span text:style-name="T2">[</text:span><text:span text:style-name="T3">0</text:span><text:span text:style-name="T2">]</text:span> <text:span text:style-name="T2">=</text:span> <text:span text:style-name="T3">12</text:span> </text:p>
      <text:p text:style-name="P7">tup<text:span text:style-name="T2">[</text:span><text:span text:style-name="T3">1</text:span><text:span text:style-name="T2">]</text:span> <text:span text:style-name="T2">=</text:span> <text:span text:style-name="T3">23</text:span> </text:p>
      <text:p text:style-name="P11"/>
      <text:p text:style-name="P7">console<text:span text:style-name="T2">.</text:span>log<text:span text:style-name="T2">(</text:span>tup<text:span text:style-name="T2">[</text:span><text:span text:style-name="T3">0</text:span><text:span text:style-name="T2">])</text:span> </text:p>
      <text:p text:style-name="P7">console<text:span text:style-name="T2">.</text:span>log<text:span text:style-name="T2">(</text:span>tup<text:span text:style-name="T2">[</text:span><text:span text:style-name="T3">1</text:span><text:span text:style-name="T2">])</text:span></text:p>
      <text:p text:style-name="P1">On compiling, it will generate the same code in JavaScript.</text:p>
      <text:p text:style-name="P1">Its output is as follows −</text:p>
      <text:p text:style-name="P3">12 </text:p>
      <text:p text:style-name="P12">23 </text:p>
      <text:h text:style-name="P14" text:outline-level="2">Tuple Operations</text:h>
      <text:p text:style-name="P1">Tuples in TypeScript supports various operations like pushing a new item, removing an item from the tuple, etc.</text:p>
      <text:h text:style-name="P15" text:outline-level="3">Example</text:h>
      <text:p text:style-name="P4"><text:span text:style-name="T1">var</text:span> mytuple <text:span text:style-name="T2">=</text:span> <text:span text:style-name="T2">[</text:span><text:span text:style-name="T3">10</text:span><text:span text:style-name="T2">,</text:span><text:span text:style-name="T4">"Hello"</text:span><text:span text:style-name="T2">,</text:span><text:span text:style-name="T4">"World"</text:span><text:span text:style-name="T2">,</text:span><text:span text:style-name="T4">"typeScript"</text:span><text:span text:style-name="T2">];</text:span> </text:p>
      <text:p text:style-name="P7">console<text:span text:style-name="T2">.</text:span>log<text:span text:style-name="T2">(</text:span><text:span text:style-name="T4">"Items before push "</text:span><text:span text:style-name="T2">+</text:span>mytuple<text:span text:style-name="T2">.</text:span>length<text:span text:style-name="T2">)</text:span> <text:s text:c="3"/><text:span text:style-name="T5">// returns the tuple size </text:span></text:p>
      <text:p text:style-name="P11"/>
      <text:p text:style-name="P7"><text:soft-page-break/>mytuple<text:span text:style-name="T2">.</text:span>push<text:span text:style-name="T2">(</text:span><text:span text:style-name="T3">12</text:span><text:span text:style-name="T2">)</text:span> <text:s text:c="35"/><text:span text:style-name="T5">// append value to the tuple </text:span></text:p>
      <text:p text:style-name="P7">console<text:span text:style-name="T2">.</text:span>log<text:span text:style-name="T2">(</text:span><text:span text:style-name="T4">"Items after push "</text:span><text:span text:style-name="T2">+</text:span>mytuple<text:span text:style-name="T2">.</text:span>length<text:span text:style-name="T2">)</text:span> </text:p>
      <text:p text:style-name="P7">console<text:span text:style-name="T2">.</text:span>log<text:span text:style-name="T2">(</text:span><text:span text:style-name="T4">"Items before pop "</text:span><text:span text:style-name="T2">+</text:span>mytuple<text:span text:style-name="T2">.</text:span>length<text:span text:style-name="T2">)</text:span> </text:p>
      <text:p text:style-name="P7">console<text:span text:style-name="T2">.</text:span>log<text:span text:style-name="T2">(</text:span>mytuple<text:span text:style-name="T2">.</text:span>pop<text:span text:style-name="T2">()+</text:span><text:span text:style-name="T4">" popped from the tuple"</text:span><text:span text:style-name="T2">)</text:span> <text:span text:style-name="T5">// removes and returns the last item</text:span></text:p>
      <text:p text:style-name="P9"><text:s text:c="2"/></text:p>
      <text:p text:style-name="P7">console<text:span text:style-name="T2">.</text:span>log<text:span text:style-name="T2">(</text:span><text:span text:style-name="T4">"Items after pop "</text:span><text:span text:style-name="T2">+</text:span>mytuple<text:span text:style-name="T2">.</text:span>length<text:span text:style-name="T2">)</text:span></text:p>
      <text:list xml:id="list3076251930031295744" text:style-name="L1">
        <text:list-item>
          <text:p text:style-name="P2">The push() appends an item to the tuple</text:p>
        </text:list-item>
        <text:list-item>
          <text:p text:style-name="P2">The pop() removes and returns the last value in the tuple</text:p>
        </text:list-item>
      </text:list>
      <text:p text:style-name="P1">On compiling, it will generate the same code in JavaScript.</text:p>
      <text:p text:style-name="P1">The output of the above code is as follows −</text:p>
      <text:p text:style-name="P3">Items before push 4 </text:p>
      <text:p text:style-name="P12">Items after push 5 </text:p>
      <text:p text:style-name="P12">Items before pop 5 </text:p>
      <text:p text:style-name="P12">12 popped from the tuple </text:p>
      <text:p text:style-name="P12">Items after pop 4</text:p>
      <text:h text:style-name="P14" text:outline-level="2">Updating Tuples</text:h>
      <text:p text:style-name="P1">Tuples are mutable which means you can update or change the values of tuple elements.</text:p>
      <text:h text:style-name="P15" text:outline-level="3">Example</text:h>
      <text:p text:style-name="P4"><text:span text:style-name="T1">var</text:span> mytuple <text:span text:style-name="T2">=</text:span> <text:span text:style-name="T2">[</text:span><text:span text:style-name="T3">10</text:span><text:span text:style-name="T2">,</text:span><text:span text:style-name="T4">"Hello"</text:span><text:span text:style-name="T2">,</text:span><text:span text:style-name="T4">"World"</text:span><text:span text:style-name="T2">,</text:span><text:span text:style-name="T4">"typeScript"</text:span><text:span text:style-name="T2">];</text:span> <text:span text:style-name="T5">//create a <text:s/>tuple </text:span></text:p>
      <text:p text:style-name="P7">console<text:span text:style-name="T2">.</text:span>log<text:span text:style-name="T2">(</text:span><text:span text:style-name="T4">"Tuple value at index 0 "</text:span><text:span text:style-name="T2">+</text:span>mytuple<text:span text:style-name="T2">[</text:span><text:span text:style-name="T3">0</text:span><text:span text:style-name="T2">])</text:span> </text:p>
      <text:p text:style-name="P11"/>
      <text:p text:style-name="P10">//update a tuple element </text:p>
      <text:p text:style-name="P7">mytuple<text:span text:style-name="T2">[</text:span><text:span text:style-name="T3">0</text:span><text:span text:style-name="T2">]</text:span> <text:span text:style-name="T2">=</text:span> <text:span text:style-name="T3">121</text:span> <text:s text:c="4"/></text:p>
      <text:p text:style-name="P7">console<text:span text:style-name="T2">.</text:span>log<text:span text:style-name="T2">(</text:span><text:span text:style-name="T4">"Tuple value at index 0 changed to <text:s text:c="2"/>"</text:span><text:span text:style-name="T2">+</text:span>mytuple<text:span text:style-name="T2">[</text:span><text:span text:style-name="T3">0</text:span><text:span text:style-name="T2">])</text:span></text:p>
      <text:p text:style-name="P1">On compiling, it will generate the same code in JavaScript.</text:p>
      <text:p text:style-name="P1"><text:soft-page-break/>The output of the above code is as follows −</text:p>
      <text:p text:style-name="P3">Tuple value at index 0 10 </text:p>
      <text:p text:style-name="P12">Tuple value at index 0 changed to 121</text:p>
      <text:h text:style-name="P14" text:outline-level="2">Destructuring a Tuple</text:h>
      <text:p text:style-name="P1">Destructuring refers to breaking up the structure of an entity. TypeScript supports destructuring when used in the context of a tuple.</text:p>
      <text:h text:style-name="P15" text:outline-level="3">Example</text:h>
      <text:p text:style-name="P4"><text:span text:style-name="T1">var</text:span> a <text:span text:style-name="T2">=[</text:span><text:span text:style-name="T3">10</text:span><text:span text:style-name="T2">,</text:span><text:span text:style-name="T4">"hello"</text:span><text:span text:style-name="T2">]</text:span> </text:p>
      <text:p text:style-name="P7"><text:span text:style-name="T1">var</text:span> <text:span text:style-name="T2">[</text:span>b<text:span text:style-name="T2">,</text:span>c<text:span text:style-name="T2">]</text:span> <text:span text:style-name="T2">=</text:span> a </text:p>
      <text:p text:style-name="P7">console<text:span text:style-name="T2">.</text:span>log<text:span text:style-name="T2">(</text:span> b <text:span text:style-name="T2">)</text:span> <text:s text:c="3"/></text:p>
      <text:p text:style-name="P7">console<text:span text:style-name="T2">.</text:span>log<text:span text:style-name="T2">(</text:span> c <text:span text:style-name="T2">)</text:span> </text:p>
      <text:p text:style-name="P1">On compiling, it will generate following JavaScript code.</text:p>
      <text:p text:style-name="P5">//Generated by typescript 1.8.10</text:p>
      <text:p text:style-name="P7"><text:span text:style-name="T1">var</text:span> a <text:span text:style-name="T2">=</text:span> <text:span text:style-name="T2">[</text:span><text:span text:style-name="T3">10</text:span><text:span text:style-name="T2">,</text:span> <text:span text:style-name="T4">"hello"</text:span><text:span text:style-name="T2">];</text:span></text:p>
      <text:p text:style-name="P7"><text:span text:style-name="T1">var</text:span> b <text:span text:style-name="T2">=</text:span> a<text:span text:style-name="T2">[</text:span><text:span text:style-name="T3">0</text:span><text:span text:style-name="T2">],</text:span> c <text:span text:style-name="T2">=</text:span> a<text:span text:style-name="T2">[</text:span><text:span text:style-name="T3">1</text:span><text:span text:style-name="T2">];</text:span></text:p>
      <text:p text:style-name="P7">console<text:span text:style-name="T2">.</text:span>log<text:span text:style-name="T2">(</text:span>b<text:span text:style-name="T2">);</text:span></text:p>
      <text:p text:style-name="P7">console<text:span text:style-name="T2">.</text:span>log<text:span text:style-name="T2">(</text:span>c<text:span text:style-name="T2">);</text:span></text:p>
      <text:p text:style-name="P1">Its output is as follows −</text:p>
      <text:p text:style-name="P3">10 </text:p>
      <text:p text:style-name="P12">hello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Verdana" svg:font-family="Verdana, Geneva, 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4:54:41.175000000</meta:creation-date>
    <dc:date>2019-06-19T14:55:35.110000000</dc:date>
    <meta:editing-duration>PT54S</meta:editing-duration>
    <meta:editing-cycles>1</meta:editing-cycles>
    <meta:generator>LibreOffice/5.1.5.2$Windows_X86_64 LibreOffice_project/7a864d8825610a8c07cfc3bc01dd4fce6a9447e5</meta:generator>
    <meta:document-statistic meta:table-count="0" meta:image-count="0" meta:object-count="0" meta:page-count="4" meta:paragraph-count="82" meta:word-count="512" meta:character-count="3237" meta:non-whitespace-character-count="2726"/>
  </office:meta>
</office:document-meta>
</file>